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Text_20_body">
      <style:text-properties officeooo:rsid="00440541" officeooo:paragraph-rsid="00440541"/>
    </style:style>
    <style:style style:name="P4" style:family="paragraph" style:parent-style-name="Text_20_body" style:list-style-name="L10"/>
    <style:style style:name="P5" style:family="paragraph" style:parent-style-name="Heading_20_2" style:master-page-name="Chapter_20_Page">
      <style:paragraph-properties style:page-number="auto"/>
      <style:text-properties officeooo:rsid="00283422" officeooo:paragraph-rsid="00283422"/>
    </style:style>
    <style:style style:name="P6" style:family="paragraph" style:parent-style-name="Footnote">
      <style:text-properties officeooo:paragraph-rsid="004c3196"/>
    </style:style>
    <style:style style:name="P7" style:family="paragraph" style:parent-style-name="Footnote">
      <style:text-properties officeooo:paragraph-rsid="004fae31"/>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142c"/>
    </style:style>
    <style:style style:name="T2" style:family="text">
      <style:text-properties fo:font-style="italic" style:font-style-asian="italic" style:font-style-complex="italic"/>
    </style:style>
    <style:style style:name="T3" style:family="text">
      <style:text-properties officeooo:rsid="004c3196"/>
    </style:style>
    <style:style style:name="T4" style:family="text">
      <style:text-properties officeooo:rsid="004dd7ac"/>
    </style:style>
    <style:style style:name="T5" style:family="text">
      <style:text-properties style:font-name="Carlito1" officeooo:rsid="004dd7ac"/>
    </style:style>
    <style:style style:name="T6" style:family="text">
      <style:text-properties officeooo:rsid="004f66e3"/>
    </style:style>
    <style:style style:name="T7" style:family="text">
      <style:text-properties officeooo:rsid="004fae31"/>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start text:name="__RefHeading___Toc4906_351549852"/>Chapter <text:span text:style-name="T3">5: Data</text:span><text:bookmark-end text:name="__RefHeading___Toc4906_351549852"/></text:h>
      <text:h text:style-name="Heading_20_3" text:outline-level="3">Introduction</text:h>
      <text:p text:style-name="Text_20_body">Data are<text:note text:id="ftn0" text:note-class="footnote"><text:note-citation>1</text:note-citation><text:note-body><text:p text:style-name="P6">The word “data” is plural and is treated that way in this text even though modern usage seems to be trending toward a singular form.</text:p></text:note-body></text:note> a collection of facts about some topic. As examples, a “customer loyalty” program gathers data from customers on how often they shop, what they purchase on each trip, what time of day they typically shop, and all sorts of other data. When data are interpreted in some way they become information. The types of analyses that can be done with data are limited by the types of data involved. The purpose of this chapter is to introduce various concepts about data and show how they can be analyzed.</text:p>
      <text:h text:style-name="Heading_20_3" text:outline-level="3">Types of Data</text:h>
      <text:p text:style-name="Text_20_body">There are four types of data, divided into two main groups, and it is important to understand the difference between them since that determines appropriate statistical tests to be used in data analysis.</text:p>
      <text:list xml:id="list349323241" text:style-name="L10">
        <text:list-item>
          <text:p text:style-name="P4">Qualitative. Qualitative data groups observations into a limited number of categories; for example, type of pet (cat, dog, bird, etc.) or place of residence (Arizona, California, etc.). Because qualitative data do not have characteristics like means or standard deviations, they are analyzed using non-parametric tests, like Kruskal-Wallis H and Mann-Whitney U. Qualitative data can be further divided into two sub-types, nominal and ordinal.</text:p>
          <text:list>
            <text:list-item>
              <text:p text:style-name="P4">Nominal. Nominal data are categories that do not overlap and have no meaningful order, they are merely labels for attributes. Examples of nominal data include occupations (custodial, accounting, sales, etc.) and blood type (A, B, AB, O). A special subcategory of nominal data is binary, or dichotomous, where there are only two possible responses, like “yes” and “no.” Nominal data are sometimes stored in a database using numbers but they cannot be treated like numeric data. For example, binary data, like “Do you rent or own your home?” can be stored as “1 = rent, 2 = own” but the numbers in this case have no numeric significance and could be replaced by words like “Rent” and “<text:span text:style-name="T4">O</text:span>wn.”</text:p>
            </text:list-item>
            <text:list-item>
              <text:p text:style-name="P4">Ordinal. Ordinal data, like nominal, are categorical data but, unlike nominal, the categories imply some sort of order (which is why it is called “ordinal” data). One example of ordinal data is the “star” rating system for movies. It is clear that a five-star movie is somehow better than a four-star movie but there is no way to quantify the difference between those two categories. As another example, it is common for hospital staff members to ask patients to rate their pain level on a scale of one to ten. If a patient reports a pain level of “seven” but after some sort of treatment later reports a pain level of “five” then the pain has clearly decreased but it would be impossible to somehow quantify the exact difference in those two levels. Ordinal scales are most commonly used with Likert-type survey <text:soft-page-break/>questions where the responses are selections like “Strongly Agree,” “Agree,” “Neutral,” Disagree,” “Strongly Disagree.” Ordinal data are also used when numeric data are grouped. For example, if a dataset included respondents’ ages then those numbers could be grouped into categories like 20-29 and 30-39. Those groups would typically be stored in the dataset as a single number so maybe “2” would represent the ages 20-29, which would be ordinal data.</text:p>
            </text:list-item>
          </text:list>
        </text:list-item>
        <text:list-item>
          <text:p text:style-name="P4">Quantitative. Quantitative data are numbers, typically counts or measures, like a person’s age, a tree’s height, or a truck’s weight. Quantitative data are measured with scales that have equal divisions so the difference between any two values can be calculated. Quantitative data are discrete if they are represented by integers, like the count of words in a document, or continuous if they are represented by fractional numbers, like a person’s height. Because quantitative data includes characteristics like means and standard deviations, they are analyzed using parametric tests, like T-tests and Analysis of Variance (ANOVA). Quantitative data can be further divided into two sub-types, interval and ratio.</text:p>
          <text:list>
            <text:list-item>
              <text:p text:style-name="P4">Interval. Interval data use numbers to represent quantities where the distance between any two quantities can be calculated but there is no true zero point on the scale. One example is a temperature scale where the difference between 80<text:span text:style-name="T5">°</text:span> and <text:span text:style-name="T4">9</text:span>0<text:span text:style-name="T5">°</text:span> is the same as the difference between 60<text:span text:style-name="T5">°</text:span> and 70<text:span text:style-name="T5">°</text:span>. It is important to note that interval data do not include any sort of true zero point, thus zero degrees Celsius does not mean “no temperature,” and without a zero point it is not reasonable to make a statement like 20<text:span text:style-name="T5">°</text:span> is twice as hot as 10<text:span text:style-name="T5">°</text:span>.</text:p>
            </text:list-item>
            <text:list-item>
              <text:p text:style-name="P4">Ratio. Ratio data, like interval data, use numbers to describe a specific measurable distance between two quantities; however, unlike interval data, ratio data have a true zero point. A good example of ratio data is the sales report for an automobile dealership. Because the data are a simple count of the number of automobiles sold it is possible to compare on month with another. Also, since the scale has a true zero point (it is possible to have zero sales) it is possible to state that one month had twice the sales of another.</text:p>
            </text:list-item>
          </text:list>
        </text:list-item>
      </text:list>
      <text:h text:style-name="Heading_20_3" text:outline-level="3">Shape of Data</text:h>
      <text:h text:style-name="Heading_20_4" text:outline-level="4">About The Normal Distribution (Bell Curve)</text:h>
      <text:p text:style-name="Text_20_body">When the quantitative data gathered from some statistical project are plotted on a graph they often form a normal distribution (sometimes called a bell curve due to its shape). As an example, consider the Scholastic Aptitude Test (SAT) which is administered to more than 1.5 million high school students every year. <text:span text:style-name="T7">The following </text:span><text:span text:style-name="T7"><office:annotation><dc:creator>George Self</dc:creator><dc:date>2018-06-24T14:42:42.889000000</dc:date><loext:sender-initials>GRS</loext:sender-initials><text:p text:style-name="P8"><text:span text:style-name="T8">Figure here.</text:span></text:p></office:annotation></text:span><text:span text:style-name="T7">f</text:span>igure was created with fake data but illustrates the results expected of a typical SAT administration.</text:p>
      <text:p text:style-name="Text_20_body">SAT scores lie between 400 and <text:span text:style-name="T7">1</text:span>600 as listed across the X-Axis and the number of students who earn each score is plotted. Since the most common score is 1000 that score is at the peak of the curve. Very few students scored above 1300 or below 650 and the curve is near the lower bound beyond those points. This illustrates a normal distribution where most scores are bunched near the center of the graph with only a few at either extreme.</text:p>
      <text:p text:style-name="Text_20_body">The normal distribution is important because it permits researchers to use specific techniques to test a <text:soft-page-break/>hypothesis about the sample. For example, perhaps a researcher hypothesized that the graduation rate at university “A” was higher than at university “B because students’ SAT scores were higher. Since SAT scores have a normal distribution, the researcher could use specific tests, like a t-test, to support or refute the hypothesis. However, if the data were not normally distributed then the researcher would need to use a different group of tests.</text:p>
      <text:h text:style-name="Heading_20_4" text:outline-level="4">Excess Kurtosis</text:h>
      <text:p text:style-name="Text_20_body">One way to mathematically describe a normal distribution is to calculate the length of the tails of a bell curve, and that is called its <text:span text:style-name="T2">excess kurtosis</text:span>. For a normal distribution the excess kurtosis is 0.00, a positive excess kurtosis would indicate longer tails while a negative excess kurtosis would indicate shorter tails. Intuitively, many people believe the excess kurtosis represents the “peaked-ness” of the curve since longer tails would tend to lead to a more peaked graph; however, excess kurtosis is a measure of the data outliers, which would be only present in the tails of the graph; so excess kurtosis is not directly indicative of the “sharpness” of the peak. It is difficult to categorically state that some level of excess kurtosis is good or bad. In some cases, data that form a graph with longer tails are desired but in other cases they would be a problem.</text:p>
      <text:p text:style-name="Text_20_body"><office:annotation><dc:creator>George Self</dc:creator><dc:date>2018-06-24T14:44:31.753000000</dc:date><loext:sender-initials>GRS</loext:sender-initials><text:p text:style-name="P8"><text:span text:style-name="T8">Figure goes here</text:span></text:p></office:annotation>Following are three examples of excess kurtosis. Notice that as the excess kurtosis increases the tails become longer. </text:p>
      <text:h text:style-name="Heading_20_4" text:outline-level="4">Skew</text:h>
      <text:p text:style-name="Text_20_body">The second numerical measure of a normal distribution that is frequently reported is its <text:span text:style-name="T2">skew</text:span>, which is a measure of the symmetry of the curve about the mean of the data. The normal distribution in <text:span text:style-name="T7">the following f</text:span>igure has a skew of 0.00. A positive skew indicates that the tail on the right side is longer, which means that there are several data points on the far right side of the graph “pulling” the tail out that direction. A negative skew indicates that the tail on the left side of the graph is longer. Following are three examples of skew:</text:p>
      <text:h text:style-name="Heading_20_3" text:outline-level="3">Database</text:h>
      <text:p text:style-name="Text_20_body">When a lot of data are gathered into a single location they are referred to as a database. This is not a new concept. Fifty years ago a library would have a series of 3X5 cards that contained information about all of the books in the library (title, author, subject, etc.). Those cards were stored in a wooden cabinet called the “card catalog” and customers could find information about and the location of whatever book they wanted. Today, databases are often contained in electronic form on the internet where they can be accessed from customers’ home computers, tablets, or even phones.</text:p>
      <text:p text:style-name="Text_20_body">Data in a database <text:span text:style-name="T7">are</text:span> typically stored in tables that resemble spreadsheets, that is, rows and columns where each row is one record (or observation) about some phenomenon and each column is one descriptor of that record. For example, a database that contains information about the people who work at a company would be organized such that each row contained data about just one person and each column would contain a single aspect of that person’s employment, like name, employee number, date of birth, etc.<text:note text:id="ftn1" text:note-class="footnote"><text:note-citation>2</text:note-citation><text:note-body><text:p text:style-name="P7">Of course, databases are much more complex than described in this paragraph but this is not a database text so the simple explanation offered is adequate for this context.</text:p></text:note-body></text:note> A database is designed to <text:soft-page-break/>deliver answers to questions through a lookup process so, for example, if the CEO of a company wanted to know the birth date for someone in the accounting department that data could be easily found. </text:p>
      <text:p text:style-name="Text_20_body">One common problem with any database is “dirty data.” These are data that contain errors or are missing. For example, it is easy for a data entry clerk to enter something like “1000000” instead of “100000” (<text:span text:style-name="T7">notice the number of </text:span>zeros) for a person’s salary and create an “outlier” in the data. Another common problem are missing data. For example, if employees are asked to update their personal information but someone could not remember their ZIP code then they would simply leave that field blank.</text:p>
      <text:p text:style-name="Text_20_body">Dirty data makes it difficult to analyze the database. For example, if a researcher wanted to report the median salary for the workers in a factory but ten percent of the salaries were missing from the database then the median would not be accurate. There are several methods statisticians use to mitigate the problems caused by dirty data but those are beyond the scope of this text. </text:p>
      <text:h text:style-name="Heading_20_3" text:outline-level="3"><text:span text:style-name="T6">P</text:span>ublic Databases</text:h>
      <text:p text:style-name="Text_20_body">There are hundreds of publicly available databases that can be used for research. As one example, the United States Census Bureau maintains a huge database that contains information about the people of the United States.<text:note text:id="ftn2" text:note-class="footnote"><text:note-citation>3</text:note-citation><text:note-body><text:p text:style-name="P7">The US Census Bureau’s website is at <text:a xlink:type="simple" xlink:href="https://www.census.gov/" text:style-name="Internet_20_link" text:visited-style-name="Visited_20_Internet_20_Link">https://www.census.gov/</text:a>.</text:p></text:note-body></text:note> The data at that site <text:span text:style-name="T7">are</text:span> freely available to anyone who wants to use <text:span text:style-name="T7">them</text:span>, and the site is organized so information is fairly quick and easy to find. As an example, it is not difficult to discover that among adults in the United States, 29% have a high school diploma, 20% have a Bachelor’s degree, 8% have a Master’s degree, 1.7% have a Doctoral degree, and the rest fall elsewhere on the education spectrum. The US Census Bureau has more advanced tools available that permit researchers to focus on a single county or even smaller region.</text:p>
      <text:p text:style-name="Text_20_body">When using a public database, a researcher must be concerned with bias. Since the researcher did not gather the data first-hand it is possible that the data are biased. For example, if the database includes people’s attitude towards work how is the researcher going to know if the data gathered was from a well-designed, neutral survey or if it was just gathered using some sort of convenience sample? In general, databases found at governmental websites (with urls that end with .gov) or education websites (with urls that end with .edu) would more likely be bias-free while databases from .com sites would need to have extra attention paid to bias.</text:p>
      <text:p text:style-name="Text_20_body">Sometimes, students will find a website with a list of links to journal articles or chapters from books. While these are valuable resources for a researcher, they are not the same as a database that contains raw data from a survey, experiment, or other activity. Journal articles provide good information for a literature review but would not be appropriate for an online database source.</text:p>
      <text:h text:style-name="Heading_20_4" text:outline-level="4">Using Public Databases</text:h>
      <text:p text:style-name="Text_20_body">As an example of using a public database, imagine that the CEO of “BASVFOODS” is interested in opening a neighborhood market in a small town they have never serviced before. In order to gather information about that location it is possible to use US Census Bureau data to find out things like the median household size, income, <text:soft-page-break/>and education level. The CEO could then compare that data with similar data from a town that has a successful store to help inform a decision to open a new sto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Summary</text:h>
      <text:p text:style-name="P3">Not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5: Data</text:chapter><text:tab/><text:span text:style-name="MT1">Business Research Methods<text:tab/>Page </text:span><text:span text:style-name="MT1"><text:page-number text:select-page="current">5</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57:02.902000000</meta:creation-date>
    <dc:title>Book</dc:title>
    <meta:generator>LibreOffice/6.0.5.2$Windows_X86_64 LibreOffice_project/54c8cbb85f300ac59db32fe8a675ff7683cd5a16</meta:generator>
    <meta:editing-duration>PT1H54M55S</meta:editing-duration>
    <meta:editing-cycles>28</meta:editing-cycles>
    <meta:initial-creator>George Self</meta:initial-creator>
    <dc:date>2018-06-24T14:50:10.488000000</dc:date>
    <dc:creator>George Self</dc:creator>
    <meta:document-statistic meta:table-count="0" meta:image-count="0" meta:object-count="0" meta:page-count="5" meta:paragraph-count="39" meta:word-count="2202" meta:character-count="13007" meta:non-whitespace-character-count="10846"/>
    <meta:template xlink:type="simple" xlink:actuate="onRequest" xlink:title="Book" xlink:href="../../../../../AppData/Roaming/LibreOffice/4/user/template/Book1.ott" meta:date="2018-06-24T07:57:02.487000000"/>
  </office:meta>
</office:document-meta>
</file>